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opacity="10%" draw:textarea-horizontal-align="justify" draw:textarea-vertical-align="middle" draw:auto-grow-height="false" fo:min-height="0.872cm" fo:min-width="5.597cm"/>
    </style:style>
    <style:style style:name="gr3" style:family="graphic" style:parent-style-name="standard" style:list-style-name="L1">
      <style:graphic-properties draw:opacity="6%" draw:textarea-horizontal-align="justify" draw:textarea-vertical-align="middle" draw:auto-grow-height="false" fo:min-height="0.958cm" fo:min-width="6.613cm"/>
    </style:style>
    <style:style style:name="gr4" style:family="graphic" style:parent-style-name="standard">
      <style:graphic-properties draw:opacity="10%" draw:textarea-horizontal-align="justify" draw:textarea-vertical-align="middle" draw:auto-grow-height="false" fo:min-height="1.079cm" fo:min-width="5.015cm"/>
    </style:style>
    <style:style style:name="gr5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6" style:family="graphic" style:parent-style-name="standard">
      <style:graphic-properties draw:opacity="10%" draw:textarea-horizontal-align="justify" draw:textarea-vertical-align="middle" draw:auto-grow-height="false" fo:min-height="0.976cm" fo:min-width="5.015cm"/>
    </style:style>
    <style:style style:name="gr7" style:family="graphic" style:parent-style-name="standard">
      <style:graphic-properties draw:opacity="10%" draw:textarea-horizontal-align="justify" draw:textarea-vertical-align="middle" draw:auto-grow-height="false" fo:min-height="8.532cm" fo:min-width="9.661cm"/>
    </style:style>
    <style:style style:name="gr8" style:family="graphic" style:parent-style-name="standard">
      <style:graphic-properties draw:opacity="10%" draw:textarea-horizontal-align="justify" draw:textarea-vertical-align="middle" draw:auto-grow-height="false" fo:min-height="0.872cm" fo:min-width="6.645cm"/>
    </style:style>
    <style:style style:name="gr9" style:family="graphic" style:parent-style-name="standard" style:list-style-name="L1">
      <style:graphic-properties draw:opacity="10%" draw:textarea-horizontal-align="justify" draw:textarea-vertical-align="middle" draw:auto-grow-height="false" fo:min-height="0.958cm" fo:min-width="6.613cm"/>
    </style:style>
    <style:style style:name="gr10" style:family="graphic" style:parent-style-name="standard">
      <style:graphic-properties draw:opacity="10%" draw:textarea-horizontal-align="justify" draw:textarea-vertical-align="middle" draw:auto-grow-height="false" fo:min-height="0.872cm" fo:min-width="4.073cm"/>
    </style:style>
    <style:style style:name="gr11" style:family="graphic" style:parent-style-name="standard" style:list-style-name="L1">
      <style:graphic-properties draw:opacity="10%" draw:textarea-horizontal-align="justify" draw:textarea-vertical-align="middle" draw:auto-grow-height="false" fo:min-height="0.958cm" fo:min-width="5.089cm"/>
    </style:style>
    <style:style style:name="gr12" style:family="graphic" style:parent-style-name="standard" style:list-style-name="L1">
      <style:graphic-properties draw:opacity="10%" draw:textarea-horizontal-align="justify" draw:textarea-vertical-align="middle" draw:auto-grow-height="false" fo:min-height="1.896cm" fo:min-width="8.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09cm" svg:y1="2.27cm" svg:x2="13.065cm" svg:y2="2.27cm">
          <text:p/>
        </draw:line>
        <draw:custom-shape draw:style-name="gr2" draw:text-style-name="P2" draw:layer="layout" svg:width="6.096cm" svg:height="1.27cm" svg:x="14.081cm" svg:y="1.254cm">
          <text:p text:style-name="P1"><text:span text:style-name="T1">Code/</text:span></text:p>
          <text:p text:style-name="P1"><text:span text:style-name="T1">1_prep_health_data_to_fst.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" draw:text-style-name="P1" draw:layer="layout" svg:x1="17.002cm" svg:y1="2.651cm" svg:x2="17.002cm" svg:y2="3.794cm">
          <text:p/>
        </draw:line>
        <draw:custom-shape draw:style-name="gr3" draw:text-style-name="P3" draw:layer="layout" svg:width="7.112cm" svg:height="2.286cm" svg:x="1.381cm" svg:y="1.127cm">
          <text:p text:style-name="P3"><text:span text:style-name="T1">ci3_health_data/medicare/mortality/</text:span></text:p>
          <text:p text:style-name="P3"><text:span text:style-name="T1">1999_2016/unmerged_data/</text:span></text:p>
          <text:p text:style-name="P1"><text:span text:style-name="T1">denominator_1999_2016.csv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6.858cm" svg:height="1.651cm" svg:x="13.319cm" svg:y="3.794cm">
          <text:p text:style-name="P1"><text:span text:style-name="T1">data/cache_data/health_by_year/</text:span></text:p>
          <text:p text:style-name="P1"><text:span text:style-name="T1">health_*.fs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5" draw:text-style-name="P1" draw:layer="layout" svg:x1="8.874cm" svg:y1="4.81cm" svg:x2="12.43cm" svg:y2="4.81cm">
          <text:p/>
        </draw:line>
        <draw:custom-shape draw:style-name="gr2" draw:text-style-name="P2" draw:layer="layout" svg:width="6.096cm" svg:height="1.27cm" svg:x="1.762cm" svg:y="4.175cm">
          <text:p text:style-name="P1"><text:span text:style-name="T1">Code/</text:span></text:p>
          <text:p text:style-name="P1"><text:span text:style-name="T1">3_remove_dups_and_missing.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" draw:text-style-name="P1" draw:layer="layout" svg:x1="4.472cm" svg:y1="5.371cm" svg:x2="4.472cm" svg:y2="6.514cm">
          <text:p/>
        </draw:line>
        <draw:custom-shape draw:style-name="gr6" draw:text-style-name="P2" draw:layer="layout" svg:width="6.858cm" svg:height="1.524cm" svg:x="1.254cm" svg:y="6.588cm">
          <text:p text:style-name="P1"><text:span text:style-name="T1">data/cache_data/health_by_year/</text:span></text:p>
          <text:p text:style-name="P1"><text:span text:style-name="T1">nodups_health_*.fs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" draw:text-style-name="P1" draw:layer="layout" svg:x1="11.414cm" svg:y1="17.256cm" svg:x2="13.827cm" svg:y2="13.065cm">
          <text:p/>
        </draw:line>
        <draw:custom-shape draw:style-name="gr7" draw:text-style-name="P2" draw:layer="layout" svg:width="10.16cm" svg:height="16.637cm" svg:x="1.127cm" svg:y="9.255cm">
          <text:p text:style-name="P1"><text:span text:style-name="T1">ci3_exposure/pm25/whole_us/annual/zipcode/</text:span></text:p>
          <text:p text:style-name="P1"><text:span text:style-name="T1">qd_predictions/xiao_pred/neighbor_weight/</text:span></text:p>
          <text:p text:style-name="P1"><text:span text:style-name="T1">qd_old_zip_pm_long.csv"</text:span></text:p>
          <text:p text:style-name="P1"><text:span text:style-name="T1"/></text:p>
          <text:p text:style-name="P1"><text:span text:style-name="T1">ci3_exposure/pm25/monitors/annual/qd_monitors/</text:span></text:p>
          <text:p text:style-name="P1"><text:span text:style-name="T1">zcta/neighbor_weight/qd_monitor_zip_pm_long.csv"</text:span></text:p>
          <text:p text:style-name="P1"><text:span text:style-name="T1"/></text:p>
          <text:p text:style-name="P1"><text:span text:style-name="T1">/nfs/nsaph_ci3/ci3_exposure/pm25/whole_us/annual/zipcode/</text:span></text:p>
          <text:p text:style-name="P1"><text:span text:style-name="T1">qd_predictions_ensemble/ywei_aggregation/all_years.csv</text:span></text:p>
          <text:p text:style-name="P1"><text:span text:style-name="T1"/></text:p>
          <text:p text:style-name="P1"><text:span text:style-name="T1">ci3_exposure/ozone/whole_us/annual/zcta/qd_predictions/</text:span></text:p>
          <text:p text:style-name="P1"><text:span text:style-name="T1">neighbor_weight/qd_old_zip_ozone_long.csv</text:span></text:p>
          <text:p text:style-name="P1"><text:span text:style-name="T1"/></text:p>
          <text:p text:style-name="P1"><text:span text:style-name="T1">ci3_exposure/ozone/monitors/annual/qd_monitors/zcta/</text:span></text:p>
          <text:p text:style-name="P1"><text:span text:style-name="T1">neighbor_weight/qd_monitor_zip_ozone_long.csv</text:span></text:p>
          <text:p text:style-name="P1"><text:span text:style-name="T1"/></text:p>
          <text:p text:style-name="P1"><text:span text:style-name="T1">ci3_confounders/data_for_analysis/prepped_census/</text:span></text:p>
          <text:p text:style-name="P1"><text:span text:style-name="T1">census_interpolated_zips.csv</text:span></text:p>
          <text:p text:style-name="P1"><text:span text:style-name="T1">census_uninterpolated_zips.csv</text:span></text:p>
          <text:p text:style-name="P1"><text:span text:style-name="T1"/></text:p>
          <text:p text:style-name="P1"><text:span text:style-name="T1">ci3_confounders/data_for_analysis/prepped_brfss/</text:span></text:p>
          <text:p text:style-name="P1"><text:span text:style-name="T1">brfss_interpolated.csv</text:span></text:p>
          <text:p text:style-name="P1"><text:span text:style-name="T1">brfss_confounders.csv</text:span></text:p>
          <text:p text:style-name="P1"><text:span text:style-name="T1"/></text:p>
          <text:p text:style-name="P1"><text:span text:style-name="T1">ci3_confounders/data_for_analysis/prepped_dartmouth/</text:span></text:p>
          <text:p text:style-name="P1"><text:span text:style-name="T1">dartmouth_interpolated.csv</text:span></text:p>
          <text:p text:style-name="P1"><text:span text:style-name="T1">dartmouth_health_data.csv</text:span></text:p>
          <text:p text:style-name="P1"><text:span text:style-name="T1"/></text:p>
          <text:p text:style-name="P1"><text:span text:style-name="T1">ci3_confounders/data_for_analysis/prepped_temperature/</text:span></text:p>
          <text:p text:style-name="P1"><text:span text:style-name="T1">annual/temperature_annual_zipcode.csv</text:span></text:p>
          <text:p text:style-name="P1"><text:span text:style-name="T1"/></text:p>
          <text:p text:style-name="P1"><text:span text:style-name="T1">ci3_exposure/pm25/whole_us/cluster_cat/</text:span></text:p>
          <text:p text:style-name="P1"><text:span text:style-name="T1">Cluster_LongTerm_GEOSChem_20160525.csv</text:span></text:p>
          <text:p text:style-name="P1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" draw:text-style-name="P1" draw:layer="layout" svg:x1="8.62cm" svg:y1="7.35cm" svg:x2="12.938cm" svg:y2="7.35cm">
          <text:p/>
        </draw:line>
        <draw:custom-shape draw:style-name="gr8" draw:text-style-name="P2" draw:layer="layout" svg:width="7.144cm" svg:height="1.27cm" svg:x="13.446cm" svg:y="6.461cm">
          <text:p text:style-name="P1"><text:span text:style-name="T1">Code/</text:span></text:p>
          <text:p text:style-name="P1"><text:span text:style-name="T1">4_score_participant_level_variables.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" draw:text-style-name="P1" draw:layer="layout" svg:x1="16.875cm" svg:y1="7.985cm" svg:x2="16.875cm" svg:y2="9.128cm">
          <text:p/>
        </draw:line>
        <draw:custom-shape draw:style-name="gr9" draw:text-style-name="P3" draw:layer="layout" svg:width="7.112cm" svg:height="2.286cm" svg:x="13.446cm" svg:y="9.255cm">
          <text:p text:style-name="P3"><text:span text:style-name="T1">data/output_data/</text:span></text:p>
          <text:p text:style-name="P3"><text:span text:style-name="T1">entry_and_followup_years.f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" draw:text-style-name="P1" draw:layer="layout" svg:x1="8.577cm" svg:y1="7.393cm" svg:x2="13.065cm" svg:y2="18.018cm">
          <text:p/>
        </draw:line>
        <draw:line draw:style-name="gr1" draw:text-style-name="P1" draw:layer="layout" svg:x1="20.05cm" svg:y1="11.795cm" svg:x2="19.923cm" svg:y2="18.018cm">
          <text:p/>
        </draw:line>
        <draw:custom-shape draw:style-name="gr8" draw:text-style-name="P2" draw:layer="layout" svg:width="7.144cm" svg:height="1.27cm" svg:x="13.16cm" svg:y="18.399cm">
          <text:p text:style-name="P1"><text:span text:style-name="T1">Code/</text:span></text:p>
          <text:p text:style-name="P1"><text:span text:style-name="T1">5_merge_health.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" draw:layer="layout" svg:width="4.572cm" svg:height="1.27cm" svg:x="13.954cm" svg:y="11.922cm">
          <text:p text:style-name="P1"><text:span text:style-name="T1">Code/</text:span></text:p>
          <text:p text:style-name="P1"><text:span text:style-name="T1">4_merge_covariates.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" draw:text-style-name="P1" draw:layer="layout" svg:x1="16.24cm" svg:y1="13.319cm" svg:x2="16.24cm" svg:y2="14.462cm">
          <text:p/>
        </draw:line>
        <draw:custom-shape draw:style-name="gr11" draw:text-style-name="P3" draw:layer="layout" svg:width="5.588cm" svg:height="2.286cm" svg:x="13.573cm" svg:y="14.843cm">
          <text:p text:style-name="P3"><text:span text:style-name="T1">data/output_data/</text:span></text:p>
          <text:p text:style-name="P3"><text:span text:style-name="T1">merged_covariates.f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" draw:text-style-name="P1" draw:layer="layout" svg:x1="16.494cm" svg:y1="17.256cm" svg:x2="16.494cm" svg:y2="18.399cm">
          <text:p/>
        </draw:line>
        <draw:line draw:style-name="gr1" draw:text-style-name="P1" draw:layer="layout" svg:x1="16.748cm" svg:y1="19.923cm" svg:x2="16.748cm" svg:y2="21.066cm">
          <text:p/>
        </draw:line>
        <draw:custom-shape draw:style-name="gr12" draw:text-style-name="P3" draw:layer="layout" svg:width="8.509cm" svg:height="4.064cm" svg:x="11.668cm" svg:y="20.939cm">
          <text:p text:style-name="P3"><text:span text:style-name="T1">data/cached_data/</text:span></text:p>
          <text:p text:style-name="P3"><text:span text:style-name="T1">confounder_exposure_merged_nodups_health_*.fst</text:span></text:p>
          <text:p text:style-name="P3"><text:span text:style-name="T1"/></text:p>
          <text:p text:style-name="P3"><text:span text:style-name="T1">data/output_data/</text:span></text:p>
          <text:p text:style-name="P3"><text:span text:style-name="T1">health_confounder_exposure_1999_2016_merged.csv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04:37:52.583189461</meta:creation-date>
    <dc:date>2019-05-02T09:37:33.923609471</dc:date>
    <meta:editing-duration>PT10M36S</meta:editing-duration>
    <meta:editing-cycles>2</meta:editing-cycles>
    <meta:generator>LibreOffice/4.3.7.2$Linux_X86_64 LibreOffice_project/430$Build-2</meta:generator>
    <dc:creator>Ista Zahn</dc:creator>
    <meta:document-statistic meta:object-count="24"/>
  </office:meta>
</office:document-meta>
</file>